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ducts</text:p>
      <text:list xml:id="list8032290515957198232" text:style-name="L1">
        <text:list-item>
          <text:p text:style-name="P1">Products for car enthusiasts from trucks, SUV, and cars. Some to most of the descriptions for the products are made up. I want to make this website to be mine like if I owned the shop and store. Most of the photos are going to from Instagram – personal and company profiles.</text:p>
        </text:list-item>
        <text:list-item>
          <text:p text:style-name="P1">Other products that gear heads would like are audio and video. I have comprise a selection of aftermarket audio that a normal consumer would not get at Car Toys or Best Buy. These car audio are seen more on competitive car audio, where they say that it is a dirty sound. I feel that they are just lower costing product that produce similar or better sound of their bigger and more popular brothers.</text:p>
        </text:list-item>
        <text:list-item>
          <text:p text:style-name="P1">I threw together brands that I like and some that I think are pretty coo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Yee</meta:initial-creator>
    <meta:creation-date>2021-12-01T08:24:24.17</meta:creation-date>
    <dc:date>2021-12-02T14:36:29.33</dc:date>
    <dc:creator>Patrick Yee</dc:creator>
    <meta:editing-duration>PT2H35M37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1" meta:paragraph-count="4" meta:word-count="144" meta:character-count="757"/>
  </office:meta>
</office:document-meta>
</file>